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20ExpressionModifier.XPath20ExpressionModifier( NSContext contextUris , NamePool name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20ExpressionModifier.getQualifiedName( int fingerprint , NamePool namePool , NSContext ns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Path20ExpressionModifier.insertMissingData( XPathExpression xpathExpr , Node contextNode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20">
            <text:p text:style-name="Table_20_Contents">20</text:p>
          </table:table-cell>
          <table:table-cell office:value-type="float" office:value="81">
            <text:p text:style-name="Table_20_Contents">8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